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officeooo:rsid="001f9656" officeooo:paragraph-rsid="001f9656" style:font-size-asian="15pt" style:font-size-complex="15pt"/>
    </style:style>
    <style:style style:name="P2" style:family="paragraph" style:parent-style-name="Standard">
      <style:text-properties fo:font-size="15pt" fo:font-style="italic" style:text-underline-style="none" officeooo:rsid="001f9656" officeooo:paragraph-rsid="001f9656" style:font-size-asian="15pt" style:font-style-asian="italic" style:font-size-complex="15pt" style:font-style-complex="italic"/>
    </style:style>
    <style:style style:name="P3" style:family="paragraph" style:parent-style-name="Standard">
      <style:text-properties fo:font-size="15pt" fo:font-style="italic" style:text-underline-style="solid" style:text-underline-width="auto" style:text-underline-color="font-color" officeooo:rsid="001f9656" officeooo:paragraph-rsid="001f9656" style:font-size-asian="15pt" style:font-style-asian="italic" style:font-size-complex="15pt" style:font-style-complex="italic"/>
    </style:style>
    <style:style style:name="P4" style:family="paragraph" style:parent-style-name="Standard">
      <style:text-properties fo:font-size="14pt" fo:font-style="italic" style:text-underline-style="none" officeooo:rsid="001f9656" officeooo:paragraph-rsid="001f9656" style:font-size-asian="14pt" style:font-style-asian="italic" style:font-size-complex="14pt" style:font-style-complex="italic"/>
    </style:style>
    <style:style style:name="P5" style:family="paragraph" style:parent-style-name="Standard">
      <style:text-properties fo:font-size="14pt" fo:font-style="italic" style:text-underline-style="none" officeooo:rsid="001f9656" officeooo:paragraph-rsid="002094e5" style:font-size-asian="14pt" style:font-style-asian="italic" style:font-size-complex="14pt" style:font-style-complex="italic"/>
    </style:style>
    <style:style style:name="P6" style:family="paragraph" style:parent-style-name="Standard">
      <style:text-properties fo:font-size="14pt" fo:font-style="italic" style:text-underline-style="none" officeooo:rsid="001f9656" officeooo:paragraph-rsid="0025c815" style:font-size-asian="14pt" style:font-style-asian="italic" style:font-size-complex="14pt" style:font-style-complex="italic"/>
    </style:style>
    <style:style style:name="P7" style:family="paragraph" style:parent-style-name="Standard">
      <style:text-properties fo:font-size="14pt" fo:font-style="italic" style:text-underline-style="none" officeooo:rsid="00226d18" officeooo:paragraph-rsid="00226d18" style:font-size-asian="14pt" style:font-style-asian="italic" style:font-size-complex="14pt" style:font-style-complex="italic"/>
    </style:style>
    <style:style style:name="P8" style:family="paragraph" style:parent-style-name="Standard">
      <style:text-properties fo:font-size="14pt" fo:font-style="italic" style:text-underline-style="none" officeooo:rsid="0022702c" officeooo:paragraph-rsid="0022702c" style:font-size-asian="14pt" style:font-style-asian="italic" style:font-size-complex="14pt" style:font-style-complex="italic"/>
    </style:style>
    <style:style style:name="P9" style:family="paragraph" style:parent-style-name="Standard">
      <style:text-properties fo:font-size="14pt" fo:font-style="italic" style:text-underline-style="none" officeooo:rsid="0022702c" officeooo:paragraph-rsid="0022d953" style:font-size-asian="14pt" style:font-style-asian="italic" style:font-size-complex="14pt" style:font-style-complex="italic"/>
    </style:style>
    <style:style style:name="P10" style:family="paragraph" style:parent-style-name="Standard">
      <style:text-properties fo:font-size="14pt" fo:font-style="italic" style:text-underline-style="none" officeooo:rsid="0022d953" officeooo:paragraph-rsid="0022d953" style:font-size-asian="14pt" style:font-style-asian="italic" style:font-size-complex="14pt" style:font-style-complex="italic"/>
    </style:style>
    <style:style style:name="P11" style:family="paragraph" style:parent-style-name="Standard">
      <style:text-properties fo:font-size="14pt" fo:font-style="italic" style:text-underline-style="none" officeooo:rsid="0022d953" officeooo:paragraph-rsid="00276ce3" style:font-size-asian="14pt" style:font-style-asian="italic" style:font-size-complex="14pt" style:font-style-complex="italic"/>
    </style:style>
    <style:style style:name="P12" style:family="paragraph" style:parent-style-name="Standard">
      <style:text-properties fo:font-size="14pt" fo:font-style="italic" style:text-underline-style="none" officeooo:rsid="0025f9b7" officeooo:paragraph-rsid="0025f9b7" style:font-size-asian="14pt" style:font-style-asian="italic" style:font-size-complex="14pt" style:font-style-complex="italic"/>
    </style:style>
    <style:style style:name="P13" style:family="paragraph" style:parent-style-name="Standard">
      <style:text-properties fo:font-size="14pt" fo:font-style="italic" style:text-underline-style="solid" style:text-underline-width="auto" style:text-underline-color="font-color" officeooo:rsid="00226d18" officeooo:paragraph-rsid="002094e5" style:font-size-asian="14pt" style:font-style-asian="italic" style:font-size-complex="14pt" style:font-style-complex="italic"/>
    </style:style>
    <style:style style:name="P14" style:family="paragraph" style:parent-style-name="Standard">
      <style:text-properties fo:color="#ce181e" fo:font-size="18pt" style:text-underline-style="solid" style:text-underline-width="auto" style:text-underline-color="font-color" officeooo:rsid="001f9656" officeooo:paragraph-rsid="001f9656" style:font-size-asian="18pt" style:font-size-complex="18pt"/>
    </style:style>
    <style:style style:name="P15" style:family="paragraph" style:parent-style-name="Standard">
      <style:text-properties officeooo:rsid="00276ce3" officeooo:paragraph-rsid="00276ce3"/>
    </style:style>
    <style:style style:name="P16" style:family="paragraph" style:parent-style-name="Standard">
      <style:text-properties fo:font-size="14pt" fo:font-style="italic" style:text-underline-style="none" officeooo:rsid="002487d8" officeooo:paragraph-rsid="0025f9b7" style:font-size-asian="14pt" style:font-style-asian="italic" style:font-size-complex="14pt" style:font-style-complex="italic"/>
    </style:style>
    <style:style style:name="P17" style:family="paragraph" style:parent-style-name="Standard">
      <style:text-properties fo:font-size="14pt" fo:font-style="italic" style:text-underline-style="none" officeooo:rsid="0025f9b7" officeooo:paragraph-rsid="00276ce3" style:font-size-asian="14pt" style:font-style-asian="italic" style:font-size-complex="14pt" style:font-style-complex="italic"/>
    </style:style>
    <style:style style:name="P18" style:family="paragraph" style:parent-style-name="Standard">
      <style:text-properties fo:font-size="14pt" fo:font-style="italic" style:text-underline-style="none" officeooo:rsid="002aaa05" officeooo:paragraph-rsid="002aaa05" style:font-size-asian="14pt" style:font-style-asian="italic" style:font-size-complex="14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094e5"/>
    </style:style>
    <style:style style:name="T3" style:family="text">
      <style:text-properties style:text-underline-style="solid" style:text-underline-width="auto" style:text-underline-color="font-color" officeooo:rsid="0025c815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tyle="normal" style:text-underline-style="solid" style:text-underline-width="auto" style:text-underline-color="font-color" fo:font-weight="bold" officeooo:rsid="00226d18" style:font-style-asian="normal" style:font-weight-asian="bold" style:font-style-complex="normal" style:font-weight-complex="bold"/>
    </style:style>
    <style:style style:name="T6" style:family="text">
      <style:text-properties officeooo:rsid="002094e5"/>
    </style:style>
    <style:style style:name="T7" style:family="text">
      <style:text-properties officeooo:rsid="0022702c"/>
    </style:style>
    <style:style style:name="T8" style:family="text">
      <style:text-properties officeooo:rsid="002487d8"/>
    </style:style>
    <style:style style:name="T9" style:family="text">
      <style:text-properties officeooo:rsid="0025c815"/>
    </style:style>
    <style:style style:name="T10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11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font-size="14pt" fo:font-style="italic" style:text-underline-style="solid" style:text-underline-width="auto" style:text-underline-color="font-color" fo:font-weight="bold" officeooo:rsid="0025f9b7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officeooo:rsid="0025f9b7"/>
    </style:style>
    <style:style style:name="T14" style:family="text">
      <style:text-properties fo:color="#000000" fo:font-weight="bold" officeooo:rsid="0025f9b7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2aaa05"/>
    </style:style>
    <style:style style:name="T17" style:family="text">
      <style:text-properties officeooo:rsid="002c83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DISCRETE EVENT SIMULATION:</text:p>
      <text:p text:style-name="P1"/>
      <text:p text:style-name="P3"><text:span text:style-name="T14">Commands</text:span><text:span text:style-name="T15"> <text:s/>to run assignment</text:span>:</text:p>
      <text:p text:style-name="P2"/>
      <text:p text:style-name="P4">1)Go to assignment6 directory.</text:p>
      <text:p text:style-name="P4"/>
      <text:p text:style-name="P4">2)<text:span text:style-name="T13">run the command --&gt;</text:span>make</text:p>
      <text:p text:style-name="P4"/>
      <text:p text:style-name="P4">--&gt;To clean extraneous files </text:p>
      <text:p text:style-name="P4"/>
      <text:p text:style-name="P4"><text:span text:style-name="T9">3</text:span>)<text:span text:style-name="T17">run the command --&gt; </text:span>make clean</text:p>
      <text:p text:style-name="P4"/>
      <text:p text:style-name="P4"><text:span text:style-name="T5">Files</text:span>:-</text:p>
      <text:p text:style-name="P4"/>
      <text:p text:style-name="P5">In assignment 6 folder initially we will be having</text:p>
      <text:p text:style-name="P6">--<text:span text:style-name="T9">&gt;”src” folder which contains </text:span>“<text:span text:style-name="T1">simulation.c</text:span>“ file which contains the main code .</text:p>
      <text:p text:style-name="P6"><text:s/></text:p>
      <text:p text:style-name="P6">--<text:span text:style-name="T9">&gt;”</text:span><text:span text:style-name="T3">bin</text:span><text:span text:style-name="T9">” folder which contains executable file named “</text:span><text:span text:style-name="T3">qSim</text:span><text:span text:style-name="T9">”.</text:span></text:p>
      <text:p text:style-name="P6"/>
      <text:p text:style-name="P6">--<text:span text:style-name="T9">&gt;”</text:span><text:span text:style-name="T3">output</text:span><text:span text:style-name="T9">” folder which contains initially a “</text:span><text:span text:style-name="T3">sim.plt</text:span><text:span text:style-name="T9">” file which has a code for plotting a graph , “</text:span><text:span text:style-name="T3">makefile</text:span><text:span text:style-name="T9">” which runs “</text:span><text:span text:style-name="T3">sim.plt</text:span><text:span text:style-name="T9">” file.</text:span></text:p>
      <text:p text:style-name="P6"><text:span text:style-name="T9"><text:s/>After running code(make command) then additionally two files namely “</text:span><text:span text:style-name="T3">datas.txt</text:span><text:span text:style-name="T9">” which contains two columns in which first column has no.of tellers and second column has data of mean time spent by a customer and “</text:span><text:span text:style-name="T3">comparision.pdf</text:span><text:span text:style-name="T9">” file containg the GnuPlot between no.of tellers vs mean time spent by the customer at the bank. </text:span></text:p>
      <text:p text:style-name="P5"/>
      <text:p text:style-name="P5"><text:span text:style-name="T6">--&gt; “</text:span><text:span text:style-name="T2">makefile”</text:span><text:span text:style-name="T6"> to run the simulation code</text:span></text:p>
      <text:p text:style-name="P13"/>
      <text:p text:style-name="P7"><text:span text:style-name="T4">Explanation</text:span>:-</text:p>
      <text:p text:style-name="P7"/>
      <text:p text:style-name="P7">In this assignment, <text:span text:style-name="T7">we will run </text:span><text:s/>simulat<text:span text:style-name="T16">ion for</text:span> customers arriving at a bank and standing in <text:span text:style-name="T7">a singlequeue(all tellers have same line) or multiplequeue(each teller has a line) and we will draw some conclusions based on statistics gathered.</text:span></text:p>
      <text:p text:style-name="P7"/>
      <text:p text:style-name="P12">In makefile itself i have given 3 different testcases.If we want to change testcase we can change values in makefile itself.</text:p>
      <text:p text:style-name="P8"/>
      <text:p text:style-name="P8"><text:span text:style-name="T4">Sequences of events</text:span>:-</text:p>
      <text:p text:style-name="P8"/>
      <text:p text:style-name="P8">First i have created a customer array and given a random arrival time for all customers.</text:p>
      <text:p text:style-name="P8"/>
      <text:p text:style-name="P8"><text:soft-page-break/>Next i have created a teller array and given a random initial idle time between 0 to 600 secs.</text:p>
      <text:p text:style-name="P8"/>
      <text:p text:style-name="P9">Then i have runned MultipleQueueSimulation.</text:p>
      <text:p text:style-name="P10">In MultipleQueueSimulation first i have created new customer events and added to EventQueue sorted by arrival time.New customer is added to the shortest teller line.</text:p>
      <text:p text:style-name="P10">I have added teller initial idle time completion events.Now i have started picking head of EventQueue.If head is newCustomer then i have deleted that event and <text:s/>added two events namely teller completion event and customer service completion events.If the head is customer service completion then we have gathered statistics.</text:p>
      <text:p text:style-name="P10"/>
      <text:p text:style-name="P10">After the EventQueue becomes empty I have printed statistics on console window.</text:p>
      <text:p text:style-name="P10"/>
      <text:p text:style-name="P10">Later i have runned SingleQueueSimulation.</text:p>
      <text:p text:style-name="P10">In SingleQueueSimulation i have used same arrival times for customers which i used for MultipleQueueSimulation.Then i have ceated new customer arrival events and added to Eventqueue sorted by arrival time.All customers are aded to common teller line.I have added teller initial idle time completion events.Now i have started picking head of EventQueu.If head is new customer then i have deleted theta event and added two events namely teller completion event and customer service completion events.If the head is customer service completion then i have gathered statistics.</text:p>
      <text:p text:style-name="P10"/>
      <text:p text:style-name="P10">After the EventQueue becomes empty i have printed statistics on console window. </text:p>
      <text:p text:style-name="P9"><text:s/></text:p>
      <text:p text:style-name="P11"><text:span text:style-name="T13">Finally I</text:span> have plotted a <text:span text:style-name="T13">GnuPlot</text:span> between no of tellers and avg time <text:span text:style-name="T8">customer spent in the bank .I have took a specific case(since it is not mentioned clearly in assignment <text:s/>description) in which </text:span></text:p>
      <text:p text:style-name="P16">no.of customers are 1000</text:p>
      <text:p text:style-name="P12">no.of tellers are 100</text:p>
      <text:p text:style-name="P12">SimulationTime is 60 mins</text:p>
      <text:p text:style-name="P17">AverageServiceTime is 4.8 mins</text:p>
      <text:p text:style-name="P17">SingleQueueSimulation will run in a loop iterating from 1 teller to 100(no of tellers) keeping all others constant.</text:p>
      <text:p text:style-name="P17"/>
      <text:p text:style-name="P15"><text:span text:style-name="T12">C</text:span><text:span text:style-name="T11">onclusion</text:span><text:span text:style-name="T10">:-</text:span></text:p>
      <text:p text:style-name="P18">Performance wise, both multipleQueue and singleQueue does almost same.The change in performance is very very minor(few secs to lesss than a minute or two) which doesn’t make a differe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7T09:38:57.325833953</meta:creation-date>
    <dc:date>2020-08-08T08:23:36.497268321</dc:date>
    <meta:editing-duration>PT30M2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36" meta:word-count="533" meta:character-count="3369" meta:non-whitespace-character-count="2866"/>
  </office:meta>
</office:document-meta>
</file>